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100000001DB79ED054B699501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Roboto" svg:font-family="Roboto, RobotoDraft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9cm" table:align="left" style:writing-mode="lr-tb"/>
    </style:style>
    <style:style style:name="Tabla1.A" style:family="table-column">
      <style:table-column-properties style:column-width="8.761cm"/>
    </style:style>
    <style:style style:name="Tabla1.B" style:family="table-column">
      <style:table-column-properties style:column-width="2.536cm"/>
    </style:style>
    <style:style style:name="Tabla1.C" style:family="table-column">
      <style:table-column-properties style:column-width="0.093cm"/>
    </style:style>
    <style:style style:name="Tabla1.D" style:family="table-column">
      <style:table-column-properties style:column-width="4.198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style:vertical-align="middle"/>
    </style:style>
    <style:style style:name="Tabla1.C1" style:family="table-cell">
      <style:table-cell-properties style:vertical-align="middle"/>
    </style:style>
    <style:style style:name="Tabla1.D1" style:family="table-cell">
      <style:table-cell-properties style:vertical-align="middle"/>
    </style:style>
    <style:style style:name="Tabla1.A2" style:family="table-cell">
      <style:table-cell-properties style:vertical-align="middle"/>
    </style:style>
    <style:style style:name="Tabla1.D2" style:family="table-cell">
      <style:table-cell-properties style:vertical-align="middle"/>
    </style:style>
    <style:style style:name="Tabla2" style:family="table">
      <style:table-properties style:width="8.761cm" table:align="left" style:writing-mode="lr-tb"/>
    </style:style>
    <style:style style:name="Tabla2.A" style:family="table-column">
      <style:table-column-properties style:column-width="8.761cm"/>
    </style:style>
    <style:style style:name="Tabla2.A1" style:family="table-cell">
      <style:table-cell-properties style:vertical-align="middle"/>
    </style:style>
    <style:style style:name="Tabla3" style:family="table">
      <style:table-properties style:width="4.198cm" table:align="left" style:writing-mode="lr-tb"/>
    </style:style>
    <style:style style:name="Tabla3.A" style:family="table-column">
      <style:table-column-properties style:column-width="4.198cm"/>
    </style:style>
    <style:style style:name="Tabla3.A1" style:family="table-cell">
      <style:table-cell-properties style:vertical-align="middl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3">
      <style:paragraph-properties fo:margin-left="0cm" fo:margin-right="0cm" fo:margin-top="0cm" fo:margin-bottom="0cm" loext:contextual-spacing="false" fo:text-indent="0cm" style:auto-text-indent="false"/>
      <style:text-properties style:font-name="Roboto"/>
    </style:style>
    <style:style style:name="P4" style:family="paragraph" style:parent-style-name="Heading_20_1">
      <style:text-properties officeooo:rsid="001deb6a" officeooo:paragraph-rsid="001deb6a"/>
    </style:style>
    <style:style style:name="P5" style:family="paragraph" style:parent-style-name="Heading_20_1" style:master-page-name="First_20_Page">
      <style:paragraph-properties style:page-number="auto"/>
      <style:text-properties officeooo:rsid="00207be3" officeooo:paragraph-rsid="00207be3"/>
    </style:style>
    <style:style style:name="P6" style:family="paragraph" style:parent-style-name="Preformatted_20_Text">
      <style:paragraph-properties fo:margin-top="0.212cm" fo:margin-bottom="0cm" loext:contextual-spacing="false" style:writing-mode="lr-tb"/>
    </style:style>
    <style:style style:name="P7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Menlo" fo:font-size="9pt" fo:letter-spacing="normal" fo:font-style="normal" fo:font-weight="normal" loext:padding="0cm" loext:border="none"/>
    </style:style>
    <style:style style:name="P8" style:family="paragraph" style:parent-style-name="Preformatted_20_Text">
      <loext:graphic-properties draw:fill="solid" draw:fill-color="#41444e" draw:opacity="100%"/>
      <style:paragraph-properties fo:margin-top="0.212cm" fo:margin-bottom="0cm" loext:contextual-spacing="false" fo:background-color="#41444e" fo:padding="0cm" fo:border="none" style:writing-mode="lr-tb"/>
      <style:text-properties fo:font-variant="normal" fo:text-transform="none" fo:color="#ffffff" style:font-name="Menlo" fo:font-size="9pt" fo:letter-spacing="normal" fo:font-style="normal" fo:font-weight="bold" loext:padding="0cm" loext:border="none"/>
    </style:style>
    <style:style style:name="P9" style:family="paragraph" style:parent-style-name="Preformatted_20_Text">
      <loext:graphic-properties draw:fill="solid" draw:fill-color="#41444e" draw:opacity="100%"/>
      <style:paragraph-properties fo:margin-top="0.212cm" fo:margin-bottom="0cm" loext:contextual-spacing="false" fo:background-color="#41444e" fo:padding="0cm" fo:border="none" style:writing-mode="lr-tb"/>
      <style:text-properties fo:font-variant="normal" fo:text-transform="none" fo:color="#ffffff" fo:letter-spacing="normal" loext:padding="0cm" loext:border="non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margin-top="0.212cm" fo:margin-bottom="0cm" loext:contextual-spacing="false" fo:text-indent="0cm" style:auto-text-indent="false"/>
    </style:style>
    <style:style style:name="P12" style:family="paragraph" style:parent-style-name="Text_20_body">
      <style:paragraph-properties fo:margin-top="0.212cm" fo:margin-bottom="0cm" loext:contextual-spacing="false" style:writing-mode="lr-tb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222222" style:font-name="Roboto" loext:padding="0cm" loext:border="none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style:line-height-at-least="0.476cm" fo:text-align="center" style:justify-single-word="false" fo:text-indent="0cm" style:auto-text-indent="false"/>
      <style:text-properties fo:color="#444444" fo:font-size="2pt" style:font-size-asian="2pt" style:font-size-complex="2pt" loext:padding="0cm" loext:border="none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style:line-height-at-least="0.529cm" fo:text-indent="0cm" style:auto-text-indent="false" style:writing-mode="lr-tb"/>
      <style:text-properties style:font-name="Roboto"/>
    </style:style>
    <style:style style:name="P18" style:family="paragraph" style:parent-style-name="Table_20_Contents">
      <style:paragraph-properties fo:margin-left="0.529cm" fo:margin-right="0cm" fo:margin-top="0cm" fo:margin-bottom="0cm" loext:contextual-spacing="false" style:line-height-at-least="0.476cm" fo:text-align="center" style:justify-single-word="false" fo:text-indent="0cm" style:auto-text-indent="false"/>
      <style:text-properties fo:color="#444444" fo:background-color="transparent" loext:padding="0cm" loext:border="none"/>
    </style:style>
    <style:style style:name="P19" style:family="paragraph" style:parent-style-name="Table_20_Contents">
      <style:paragraph-properties fo:margin-left="0.106cm" fo:margin-right="0cm" fo:margin-top="0cm" fo:margin-bottom="0cm" loext:contextual-spacing="false" style:line-height-at-least="0.529cm" fo:text-indent="0cm" style:auto-text-indent="false"/>
      <style:text-properties loext:padding="0cm" loext:border="non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07be3"/>
    </style:style>
    <style:style style:name="T5" style:family="text">
      <style:text-properties fo:color="#202124" fo:font-weight="bold"/>
    </style:style>
    <style:style style:name="T6" style:family="text">
      <style:text-properties fo:color="#555555"/>
    </style:style>
    <style:style style:name="T7" style:family="text">
      <style:text-properties style:font-name="Roboto" style:font-name-asian="Roboto" style:font-name-complex="Roboto"/>
    </style:style>
    <style:style style:name="T8" style:family="text">
      <style:text-properties fo:color="#222222" style:font-name="Roboto" style:font-name-asian="Roboto" style:font-name-complex="Roboto"/>
    </style:style>
    <style:style style:name="T9" style:family="text">
      <style:text-properties fo:color="#5f6368"/>
    </style:style>
    <style:style style:name="T10" style:family="text">
      <style:text-properties fo:color="#777777" fo:font-size="9pt" style:text-underline-style="solid" style:text-underline-width="auto" style:text-underline-color="font-color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000080" fo:font-weight="bold"/>
    </style:style>
    <style:style style:name="T13" style:family="text">
      <style:text-properties style:font-name="Menlo" fo:font-size="9pt" fo:font-style="normal" fo:font-weight="bold"/>
    </style:style>
    <style:style style:name="T14" style:family="text">
      <style:text-properties fo:color="#660e7a" fo:font-weight="bold"/>
    </style:style>
    <style:style style:name="T15" style:family="text">
      <style:text-properties fo:color="#008000" fo:font-weight="bold"/>
    </style:style>
    <style:style style:name="T16" style:family="text">
      <style:text-properties fo:font-variant="normal" fo:text-transform="none" fo:color="#000000" style:font-name="Menlo" fo:font-size="9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660e7a" style:font-name="Menlo" fo:font-size="9pt" fo:letter-spacing="normal" fo:font-style="normal" fo:font-weight="bold" loext:padding="0cm" loext:border="none"/>
    </style:style>
    <style:style style:name="T18" style:family="text">
      <style:text-properties fo:font-variant="normal" fo:text-transform="none" fo:color="#008000" style:font-name="Menlo" fo:font-size="9pt" fo:letter-spacing="normal" fo:font-style="normal" fo:font-weight="bold" loext:padding="0cm" loext:border="none"/>
    </style:style>
    <style:style style:name="T19" style:family="text">
      <style:text-properties fo:font-variant="normal" fo:text-transform="none" fo:color="#1155cc" style:font-name="Menlo" fo:font-size="9pt" fo:letter-spacing="normal" fo:font-style="normal" fo:font-weight="bold" loext:padding="0cm" loext:border="none"/>
    </style:style>
    <style:style style:name="T20" style:family="text">
      <style:text-properties fo:color="#0000ff"/>
    </style:style>
    <style:style style:name="T21" style:family="text">
      <style:text-properties fo:color="#808080"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59063252" text:style-name="Outline">
        <text:list-item>
          <text:h text:style-name="P5" text:outline-level="1">DIO</text:h>
        </text:list-item>
        <text:list-item>
          <text:h text:style-name="P4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19-11-</text:span>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list xml:id="list82549306130442" text:continue-numbering="true" text:style-name="Outline">
                    <text:list-item>
                      <text:list>
                        <text:list-item>
                          <text:list>
                            <text:list-item>
                              <text:h text:style-name="P3" text:outline-level="3"><text:span text:style-name="T5">Gursewak Singh</text:span> <text:span text:style-name="T6">&lt;gursewaksingh.ait@gmail.com&gt;</text:span></text:h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P14"/>
          </table:table-cell>
          <table:table-cell table:style-name="Tabla1.B1" office:value-type="string">
            <text:p text:style-name="P15"><text:bookmark text:name=":q4"/>02:45 (Hace 5 horas.)</text:p>
          </table:table-cell>
          <table:table-cell table:style-name="Tabla1.C1" office:value-type="string">
            <text:p text:style-name="P14"/>
          </table:table-cell>
          <table:table-cell table:style-name="Tabla1.D2" table:number-rows-spanned="2" office:value-type="string">
            <text:p text:style-name="P18"><draw:frame draw:style-name="fr1" draw:name="Imagen1" text:anchor-type="as-char" svg:width="0.529cm" svg:height="0.529cm" draw:z-index="0"><draw:image xlink:href="Pictures/100002000000000100000001DB79ED054B699501.gif" xlink:type="simple" xlink:show="embed" xlink:actuate="onLoad" loext:mime-type="image/gif"/></draw:frame></text:p>
            <text:section text:style-name="Sect1" text:name=":w4">
              <text:p text:style-name="P16"><draw:frame draw:style-name="fr1" draw:name="Imagen2" text:anchor-type="as-char" svg:width="0.529cm" svg:height="0.529cm" draw:z-index="1"><draw:image xlink:href="Pictures/100002000000000100000001DB79ED054B699501.gif" xlink:type="simple" xlink:show="embed" xlink:actuate="onLoad" loext:mime-type="image/gif"/></draw:frame></text:p>
              <table:table table:name="Tabla3" table:style-name="Tabla3">
                <table:table-column table:style-name="Tabla3.A"/>
                <table:table-row>
                  <table:table-cell table:style-name="Tabla3.A1" office:value-type="string">
                    <text:p text:style-name="P17"><text:span text:style-name="T9">para Flutter </text:span><text:span text:style-name="T10">Anular suscripción</text:span></text:p>
                    <text:p text:style-name="P19"><draw:frame draw:style-name="fr1" draw:name="Imagen3" text:anchor-type="as-char" svg:width="0.529cm" svg:height="0.529cm" draw:z-index="2"><draw:image xlink:href="Pictures/100002000000000100000001DB79ED054B699501.gif" xlink:type="simple" xlink:show="embed" xlink:actuate="onLoad" loext:mime-type="image/gif"/></draw:frame><text:bookmark text:name=":n9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a1.A2" table:number-columns-spanned="3" office:value-type="string">
            <text:p text:style-name="P13"/>
          </table:table-cell>
          <table:covered-table-cell/>
          <table:covered-table-cell/>
          <table:covered-table-cell/>
        </table:table-row>
      </table:table>
      <text:section text:style-name="Sect2" text:name=":qh">
        <text:p text:style-name="P10"/>
      </text:section>
      <text:section text:style-name="Sect2" text:name=":rt">
        <text:p text:style-name="Text_20_body"/>
      </text:section>
      <text:section text:style-name="Sect2" text:name=":q6">
        <text:p text:style-name="P11"/>
        <text:section text:style-name="Sect2" text:name=":q7">
          <text:p text:style-name="P12">I have used Dio for HTTP request and i get response Successfully but when I tried getting array from response It gives me exception.</text:p>
          <text:p text:style-name="P12"/>
          <text:p text:style-name="P7">Dio dio = <text:span text:style-name="T12">new </text:span>Dio();</text:p>
          <text:p text:style-name="P6"><text:span text:style-name="T16">dio.</text:span><text:span text:style-name="T17">options</text:span><text:span text:style-name="T16">.</text:span><text:span text:style-name="T17">baseUrl </text:span><text:span text:style-name="T16">= </text:span><text:span text:style-name="T18">"</text:span><text:a xlink:type="simple" xlink:href="http://blood-api.boffincoders.com/" office:target-frame-name="_blank" xlink:show="new" text:style-name="Internet_20_link" text:visited-style-name="Visited_20_Internet_20_Link"><text:span text:style-name="T19">http://blood-api.boffincoders.com</text:span></text:a><text:span text:style-name="T18">"</text:span><text:span text:style-name="T16">;</text:span></text:p>
          <text:p text:style-name="P7">dio.<text:span text:style-name="T14">options</text:span>.<text:span text:style-name="T14">connectTimeout </text:span>= <text:span text:style-name="T20">50000</text:span>; <text:span text:style-name="T21">//5m</text:span></text:p>
          <text:p text:style-name="P7">dio.<text:span text:style-name="T14">options</text:span>.<text:span text:style-name="T14">receiveTimeout </text:span>= <text:span text:style-name="T20">50000</text:span>;</text:p>
          <text:p text:style-name="P7">dio.<text:span text:style-name="T14">options</text:span>.<text:span text:style-name="T14">headers </text:span>= {<text:span text:style-name="T15">'user-agent'</text:span>: <text:span text:style-name="T15">'dio'</text:span>, <text:span text:style-name="T15">'common-header'</text:span>: <text:span text:style-name="T15">'xx'</text:span>};</text:p>
          <text:p text:style-name="P7">Response response;</text:p>
          <text:p text:style-name="P7">response=<text:span text:style-name="T12">await </text:span>dio.post(<text:span text:style-name="T15">"/api/UserDetails/GetAllStatebyCountry"</text:span>,data:{<text:span text:style-name="T15">"countryId"</text:span>: <text:span text:style-name="T20">101</text:span>});</text:p>
          <text:p text:style-name="P7"><text:span text:style-name="T12">var </text:span>resBody = json.decode(response.<text:span text:style-name="T14">data</text:span>.toString());</text:p>
          <text:p text:style-name="P7"><text:span text:style-name="T12">var </text:span>ci = resBody[<text:span text:style-name="T15">'result'</text:span>];</text:p>
          <text:p text:style-name="P8">{</text:p>
          <text:p text:style-name="P9"><text:s text:c="2"/><text:span text:style-name="T13">"success": true,</text:span></text:p>
          <text:p text:style-name="P9"><text:s text:c="2"/><text:span text:style-name="T13">"result": [</text:span></text:p>
          <text:p text:style-name="P9"><text:s text:c="4"/><text:span text:style-name="T13">{</text:span></text:p>
          <text:p text:style-name="P9"><text:s text:c="6"/><text:span text:style-name="T13">"id": 1625,</text:span></text:p>
          <text:p text:style-name="P9"><text:s text:c="6"/><text:span text:style-name="T13">"name": "Andaman and Nicobar Islands",</text:span></text:p>
          <text:p text:style-name="P9"><text:s text:c="6"/><text:span text:style-name="T13">"countryID": 101,</text:span></text:p>
          <text:p text:style-name="P9"><text:s text:c="6"/><text:span text:style-name="T13">"latitude": "11.7400867",</text:span></text:p>
          <text:p text:style-name="P9"><text:s text:c="6"/><text:span text:style-name="T13">"longitude": "92.6586401"</text:span></text:p>
          <text:p text:style-name="P9"><text:s text:c="4"/><text:span text:style-name="T13">},</text:span></text:p>
          <text:p text:style-name="P9"><text:s text:c="4"/><text:span text:style-name="T13">{</text:span></text:p>
          <text:p text:style-name="P9"><text:s text:c="6"/><text:span text:style-name="T13">"id": 1626,</text:span></text:p>
          <text:p text:style-name="P9"><text:soft-page-break/><text:s text:c="6"/><text:span text:style-name="T13">"name": "Andhra Pradesh",</text:span></text:p>
          <text:p text:style-name="P9"><text:s text:c="6"/><text:span text:style-name="T13">"countryID": 101,</text:span></text:p>
          <text:p text:style-name="P9"><text:s text:c="6"/><text:span text:style-name="T13">"latitude": "15.9128998",</text:span></text:p>
          <text:p text:style-name="P9"><text:s text:c="6"/><text:span text:style-name="T13">"longitude": "79.7399875"</text:span></text:p>
          <text:p text:style-name="P9"><text:s text:c="4"/><text:span text:style-name="T13">}]</text:span></text:p>
          <text:p text:style-name="P8">}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Roboto" svg:font-family="Roboto, RobotoDraft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5</meta:editing-cycles>
    <meta:creation-date>2018-03-07T12:45:00</meta:creation-date>
    <dc:date>2018-11-19T08:25:48.551000000</dc:date>
    <meta:editing-duration>PT4M15S</meta:editing-duration>
    <meta:generator>LibreOffice/6.1.0.3$Windows_X86_64 LibreOffice_project/efb621ed25068d70781dc026f7e9c5187a4decd1</meta:generator>
    <meta:document-statistic meta:table-count="3" meta:image-count="3" meta:object-count="0" meta:page-count="3" meta:paragraph-count="43" meta:word-count="119" meta:character-count="1091" meta:non-whitespace-character-count="9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